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"Password" is required field on "Reset password" pag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Click on the link for password reset</text:p>
          </table:table-cell>
          <table:table-cell office:value-type="string" table:style-name="ce3">
            <text:p>"Reset password"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Click on "Reset password" button</text:p>
          </table:table-cell>
          <table:table-cell office:value-type="string" table:style-name="ce4">
            <text:p>"Password" <text:s/>field is red and there are validation messages stating <text:s/>that "Password" is required field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19:50Z</meta:creation-date>
    <dc:date>2022-07-01T08:40:56Z</dc:date>
  </office:meta>
</office:document-meta>
</file>